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homa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3">
      <style:paragraph-properties fo:text-align="center" style:justify-single-word="false"/>
      <style:text-properties style:font-name="Arial" fo:font-size="12pt" style:font-size-asian="12pt" style:font-name-complex="Arial"/>
    </style:style>
    <style:style style:name="P2" style:family="paragraph" style:parent-style-name="H3" style:master-page-name="Standard">
      <style:paragraph-properties fo:margin-top="0.0693in" fo:margin-bottom="0.0693in" fo:text-align="center" style:justify-single-word="false" style:page-number="auto"/>
      <style:text-properties style:font-name="Arial" fo:font-size="12pt" style:font-size-asian="12pt" style:font-name-complex="Arial"/>
    </style:style>
    <style:style style:name="P3" style:family="paragraph" style:parent-style-name="H3">
      <style:paragraph-properties fo:margin-left="0.25in" fo:margin-right="0in" fo:text-align="center" style:justify-single-word="false" fo:text-indent="0in" style:auto-text-indent="false"/>
      <style:text-properties style:font-name="Arial" fo:font-size="12pt" style:font-size-asian="12pt" style:font-name-complex="Arial"/>
    </style:style>
    <style:style style:name="P4" style:family="paragraph" style:parent-style-name="H3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  <style:text-properties style:font-name="Arial" fo:font-size="12pt" fo:language="en" fo:country="US" style:font-size-asian="12pt" style:font-name-complex="Arial"/>
    </style:style>
    <style:style style:name="P5" style:family="paragraph" style:parent-style-name="Definition_20_Term">
      <style:paragraph-properties fo:margin-top="0.0693in" fo:margin-bottom="0.0693in"/>
      <style:text-properties style:font-name="Arial" style:font-name-complex="Arial"/>
    </style:style>
    <style:style style:name="P6" style:family="paragraph" style:parent-style-name="Standard">
      <style:text-properties style:font-name="Arial" fo:font-size="12pt" style:font-size-asian="12pt" style:font-name-complex="Arial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ремя.</text:p>
      <text:p text:style-name="P5">1. В стране Пунктуальность все люди, у которых есть будильники, встают вовремя. Верно ли, что в этой стране люди, у которых нет будильников, не встают вовремя? Верно ли, что люди, которые не встают вовремя, не имеют будильников? </text:p>
      <text:p text:style-name="P5">2. В 4 часа дня с первого до последнего удара часов прошло 6 секунд. Сколько времени пройдет с первого до последнего удара в полдень? </text:p>
      <text:p text:style-name="P5">3. Катя на выполнение домашнего задания тратит на 10% больше времени, чем Лена, а Маша - на 10% меньше времени, чем Катя. Кто из девочек быстрее всего делает домашнее задание? </text:p>
      <text:p text:style-name="P5">4. Можно ли разрезать циферблат механических часов на две части так, чтобы: </text:p>
      <text:p text:style-name="P5">а) сумма чисел в каждой части была одинаковой; <text:line-break/>б) сумма цифр в каждой части была одинаковой? </text:p>
      <text:p text:style-name="P5">5.<text:span text:style-name="T1"> </text:span>Какое наименьшее число делений нужно отметить на пустом циферблате, чтобы можно было отмерить любое целое количество часов, используя только часовую стрелку?</text:p>
      <text:p text:style-name="P6">6. На часах, которые ходят точно, оторвались все цифры, и на часах остались только деления без подписей. Как узнать, куда нужно прикрепить цифры на циферблат? (Других часов у Вас нет.) </text:p>
      <text:p text:style-name="P3">Дополнительные задачи.</text:p>
      <text:p text:style-name="P5">7. Петин будильник испорчен: он спешит на 4 минуты в час. В 7 часов вечера Петя установил на нем точное время и еще поставил звонок на 7 часов утра. Во сколько Петя проснётся? </text:p>
      <text:p text:style-name="P5">8. Несколько одинаковых по численности бригад сторожей спали одинаковое число ночей. Каждый сторож проспал больше ночей, чем сторожей в бригаде, но меньше, чем число бригад. Сколько сторожей в бригаде, если все сторожа вместе проспали 1001 человеко-ночь? </text:p>
      <text:p text:style-name="P5">9. Винни-Пух съедает 3 банки сгущенки и банку меда за 25 минут, а Пятачок – за 55 минут. Одну банку сгущенки и 3 банки меда Пух съедает за 35 минут, а Пятачок – за 85 минут. За сколько минут они вместе съедят 6 банок сгущенки? </text:p>
      <text:p text:style-name="P4"/>
      <text:p text:style-name="P1">Время.</text:p>
      <text:p text:style-name="P5">1. В стране Пунктуальность все люди, у которых есть будильники, встают вовремя. Верно ли, что в этой стране люди, у которых нет будильников, не встают вовремя? Верно ли, что люди, которые не встают вовремя, не имеют будильников? </text:p>
      <text:p text:style-name="P5">2. В 4 часа дня с первого до последнего удара часов прошло 6 секунд. Сколько времени пройдет с первого до последнего удара в полдень? </text:p>
      <text:p text:style-name="P5">3. Катя на выполнение домашнего задания тратит на 10% больше времени, чем Лена, а Маша - на 10% меньше времени, чем Катя. Кто из девочек быстрее всего делает домашнее задание? </text:p>
      <text:p text:style-name="P5">4. Можно ли разрезать циферблат механических часов на две части так, чтобы: </text:p>
      <text:p text:style-name="P5">а) сумма чисел в каждой части была одинаковой; <text:line-break/>б) сумма цифр в каждой части была одинаковой? </text:p>
      <text:p text:style-name="P5">5. Какое наименьшее число делений нужно отметить на пустом циферблате, чтобы можно было отмерить любое целое количество часов, используя только часовую стрелку?</text:p>
      <text:p text:style-name="P6">6. На часах, которые ходят точно, оторвались все цифры, и на часах остались только деления без подписей. Как узнать, куда нужно прикрепить цифры на циферблат? (Других часов у Вас нет.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ahoma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xx" style:country-asian="none" style:font-name-complex="Times New Roman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Заголовок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Название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Указатель" style:family="paragraph" style:parent-style-name="Standard">
      <style:paragraph-properties text:number-lines="false" text:line-number="0"/>
      <style:text-properties style:font-name-complex="Tahoma"/>
    </style:style>
    <style:style style:name="Definition_20_Term" style:display-name="Definition Term" style:family="paragraph" style:parent-style-name="Standard" style:next-style-name="Definition_20_List">
      <style:text-properties fo:font-size="12pt" style:font-size-asian="12pt" style:language-asian="ru" style:country-asian="RU"/>
    </style:style>
    <style:style style:name="Definition_20_List" style:display-name="Definition List" style:family="paragraph" style:parent-style-name="Standard" style:next-style-name="Definition_20_Term">
      <style:paragraph-properties fo:margin="100%" fo:margin-left="0.25in" fo:margin-right="0in" fo:text-indent="0in" style:auto-text-indent="false"/>
      <style:text-properties fo:font-size="12pt" style:font-size-asian="12pt" style:language-asian="ru" style:country-asian="RU"/>
    </style:style>
    <style:style style:name="H3" style:family="paragraph" style:parent-style-name="Standard" style:next-style-name="Standard">
      <style:paragraph-properties fo:margin-top="0.0693in" fo:margin-bottom="0.0693in" fo:keep-with-next="always"/>
      <style:text-properties fo:font-size="14pt" fo:font-weight="bold" style:font-size-asian="14pt" style:language-asian="ru" style:country-asian="RU" style:font-weight-asian="bold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4646in" fo:margin-left="0.3937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Не думай о секундах свысока (14</dc:title>
    <meta:initial-creator>А. Блинков</meta:initial-creator>
    <meta:creation-date>2008-11-12T21:51:00</meta:creation-date>
    <dc:creator>А. Блинков</dc:creator>
    <dc:date>2008-11-15T12:38:00</dc:date>
    <meta:print-date>2008-11-15T12:37:00</meta:print-date>
    <meta:editing-cycles>8</meta:editing-cycles>
    <meta:editing-duration>P15824DT17H31M44S</meta:editing-duration>
    <meta:document-statistic meta:table-count="0" meta:image-count="0" meta:object-count="0" meta:page-count="1" meta:paragraph-count="20" meta:word-count="460" meta:character-count="2800" meta:non-whitespace-character-count="2343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